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weight="bold" officeooo:rsid="001f966b" officeooo:paragraph-rsid="001f966b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2pt" fo:font-weight="bold" officeooo:rsid="001f966b" officeooo:paragraph-rsid="001f966b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style:font-name="Liberation Sans" fo:font-size="12pt" fo:font-weight="normal" officeooo:rsid="001f966b" officeooo:paragraph-rsid="001f966b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Liberation Sans" fo:font-size="12pt" fo:font-weight="normal" officeooo:rsid="00215f80" officeooo:paragraph-rsid="00215f80" style:font-size-asian="12pt" style:font-weight-asian="normal" style:font-size-complex="12pt" style:font-weight-complex="normal"/>
    </style:style>
    <style:style style:name="T1" style:family="text">
      <style:text-properties officeooo:rsid="0022fa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rnato Mãe da Providência - <text:span text:style-name="T1">AMAR</text:span></text:p>
      <text:p text:style-name="P1"/>
      <text:p text:style-name="P2">Shirley</text:p>
      <text:p text:style-name="P2"/>
      <text:list xml:id="list3292539004251771397" text:style-name="L1">
        <text:list-item>
          <text:p text:style-name="P3">Está havendo uma reestruturação do modo como instituições do terceiro setor recebem recursos de municipais, estaduais e federais, e como devem prestar contas a esses órgãos;</text:p>
        </text:list-item>
        <text:list-item>
          <text:p text:style-name="P4">Recursos municipais, federais e estaduais estão muito longe de suprir a entidade</text:p>
        </text:list-item>
        <text:list-item>
          <text:p text:style-name="P3">Recursos são provenientes de contribuições da igreja, eventos, doações espontâneas de grandes valores, ementas parlamentares, parceria com prefeitura (apenas para manutenção das atividades);</text:p>
        </text:list-item>
        <text:list-item>
          <text:p text:style-name="P3">Não possui telemarketing (pessoas não gostam de receber ligações);</text:p>
        </text:list-item>
        <text:list-item>
          <text:p text:style-name="P3">Campanhas e eventos são divulgados pelo whatsapp, facebook e grupos da igreja;</text:p>
        </text:list-item>
        <text:list-item>
          <text:p text:style-name="P3">113 internos;</text:p>
        </text:list-item>
        <text:list-item>
          <text:p text:style-name="P3">Sites são obrigatórios para entidades a partir de julho (portal de transparência);</text:p>
        </text:list-item>
        <text:list-item>
          <text:p text:style-name="P3">Entidades ajudam entidades (caso haja produtos sobrando e próximos da data de validade, eles são doados para entidades que necessitam destes com urgência);</text:p>
        </text:list-item>
        <text:list-item>
          <text:p text:style-name="P3">Páginas do facebook está meio largada mas estão se reestruturando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9:55.673733353</meta:creation-date>
    <dc:date>2018-03-14T11:16:41.328827465</dc:date>
    <meta:editing-duration>PT8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45" meta:character-count="954" meta:non-whitespace-character-count="829"/>
  </office:meta>
</office:document-meta>
</file>